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P5" style:parent-style-name="ListParagraph" style:list-style-name="LFO2" style:family="paragraph">
      <style:paragraph-properties style:snap-to-layout-grid="false" fo:text-align="justify" fo:margin-top="0.0833in" fo:margin-bottom="0.0833in" fo:line-height="100%"/>
    </style:style>
    <style:style style:name="P6" style:parent-style-name="ListParagraph" style:list-style-name="LFO2" style:family="paragraph">
      <style:paragraph-properties style:snap-to-layout-grid="false" fo:text-align="justify" fo:margin-top="0.0833in" fo:margin-bottom="0.0833in" fo:line-height="100%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Meeting Week<text:s/>2</text:p>
      <text:p text:style-name="Normal">October 7, 2025.<text:s/></text:p>
      <text:p text:style-name="Normal">Attendees:</text:p>
      <text:p text:style-name="Normal">Tania Reyes, Malachai Broderick</text:p>
      <text:p text:style-name="Normal"/>
      <text:p text:style-name="Normal"><text:span text:style-name="T2">1. Agenda</text:span></text:p>
      <text:p text:style-name="Normal">-<text:s/>Discuss due dates</text:p>
      <text:p text:style-name="Normal">- Start drafting and working on specific tasks</text:p>
      <text:p text:style-name="Normal"/>
      <text:p text:style-name="Normal"><text:span text:style-name="T3">2</text:span><text:span text:style-name="T4">. Actions Agreed (Next Steps)</text:span></text:p>
      <text:list text:style-name="LFO2" text:continue-numbering="true">
        <text:list-item>
          <text:p text:style-name="P5">Finish task 1 by week 5, except part e.</text:p>
        </text:list-item>
        <text:list-item>
          <text:p text:style-name="P6">Finish task 2 by week 6</text:p>
        </text:list-item>
      </text:list>
      <text:p text:style-name="Normal"/>
      <text:p text:style-name="Normal"><text:span text:style-name="T7">3</text:span><text:span text:style-name="T8">. Notes &amp; Decisions</text:span></text:p>
      <text:p text:style-name="Normal">Advance task one and two, have most of it done <text:s/>by consolidation week.<text:s/></text:p>
      <text:p text:style-name="Normal"/>
      <text:p text:style-name="Normal"><text:span text:style-name="T9">4</text:span><text:span text:style-name="T10">. Next Meeting</text:span></text:p>
      <text:p text:style-name="Normal">Next practical sessio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ania Reyes</meta:initial-creator>
    <dc:creator>Tania Reyes</dc:creator>
    <meta:creation-date>2025-10-06T21:17:00Z</meta:creation-date>
    <dc:date>2025-10-07T19:21:00Z</dc:date>
    <meta:template xlink:href="Normal" xlink:type="simple"/>
    <meta:editing-cycles>5</meta:editing-cycles>
    <meta:editing-duration>PT0S</meta:editing-duration>
    <meta:document-statistic meta:page-count="1" meta:paragraph-count="1" meta:word-count="57" meta:character-count="383" meta:row-count="2" meta:non-whitespace-character-count="327"/>
  </office:meta>
</office:document-meta>
</file>